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646cm" fo:min-width="8.396cm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646cm" fo:min-width="10.396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8cm" draw:marker-end-width="0.358cm" draw:fill="solid" draw:fill-color="#e0efd4" draw:textarea-horizontal-align="justify" draw:textarea-vertical-align="middle" draw:auto-grow-height="false" fo:min-height="3.636cm" fo:min-width="10.396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636cm" fo:min-width="10.396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8cm" draw:marker-end-width="0.358cm" draw:fill="solid" draw:fill-color="#e0efd4" draw:textarea-horizontal-align="justify" draw:textarea-vertical-align="middle" draw:auto-grow-height="false" fo:min-height="3.646cm" fo:min-width="10.396cm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width="0.106cm" svg:stroke-color="#000000" draw:marker-start-width="0.359cm" draw:marker-end-width="0.359cm" draw:fill="none" draw:fill-color="#ffffff" fo:min-height="1.02cm"/>
    </style:style>
    <style:style style:name="gr8" style:family="graphic" style:parent-style-name="standard">
      <style:graphic-properties draw:stroke="dash" draw:stroke-dash="Fine_20_Dashed" svg:stroke-width="0.106cm" svg:stroke-color="#ed1c24" draw:marker-start-width="0.358cm" draw:marker-end-width="0.358cm" draw:fill="none" draw:textarea-horizontal-align="justify" draw:textarea-vertical-align="middle" draw:auto-grow-height="false" fo:min-height="39.843cm" fo:min-width="41.687cm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ed1c24" draw:fill="none" fo:min-height="2.662cm"/>
    </style:style>
    <style:style style:name="gr10" style:family="graphic" style:parent-style-name="standard">
      <style:graphic-properties draw:stroke="dash" draw:stroke-dash="Fine_20_Dashed" svg:stroke-width="0.106cm" svg:stroke-color="#0066b3" draw:marker-start-width="0.358cm" draw:marker-end-width="0.358cm" draw:fill="none" draw:textarea-horizontal-align="justify" draw:textarea-vertical-align="middle" draw:auto-grow-height="false" fo:min-height="26.635cm" fo:min-width="43.476cm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66b3" draw:fill="none" fo:min-height="3.016cm"/>
    </style:style>
    <style:style style:name="gr12" style:family="graphic" style:parent-style-name="standard">
      <style:graphic-properties draw:stroke="none" draw:fill="none" fo:min-height="1.423cm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 style:parent-style-name="standard">
      <style:graphic-properties draw:stroke="dash" draw:stroke-dash="Fine_20_Dashed" svg:stroke-width="0.106cm" svg:stroke-color="#000000" draw:marker-start-width="0.358cm" draw:marker-end-width="0.358cm" draw:fill="none" draw:textarea-horizontal-align="justify" draw:textarea-vertical-align="middle" draw:auto-grow-height="false" fo:min-height="10.695cm" fo:min-width="11.207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3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  <style:text-properties fo:font-size="23pt"/>
    </style:style>
    <style:style style:name="P4" style:family="paragraph">
      <loext:graphic-properties draw:fill="none"/>
      <style:paragraph-properties fo:text-align="center"/>
      <style:text-properties fo:font-size="23pt" fo:font-weight="bold" style:font-size-asian="22pt" style:font-size-complex="22pt"/>
    </style:style>
    <style:style style:name="P5" style:family="paragraph">
      <loext:graphic-properties draw:fill="solid" draw:fill-color="#e0efd4"/>
      <style:paragraph-properties fo:text-align="center"/>
      <style:text-properties fo:font-size="23pt" fo:font-weight="bold" style:font-size-asian="22pt" style:font-size-complex="22pt"/>
    </style:style>
    <style:style style:name="P6" style:family="paragraph">
      <loext:graphic-properties draw:fill="none" draw:fill-color="#ffffff"/>
      <style:paragraph-properties fo:text-align="center"/>
      <style:text-properties fo:font-size="23pt" fo:font-weight="bold" style:font-size-asian="22pt" style:font-weight-asian="bold" style:font-size-complex="22pt" style:font-weight-complex="bold"/>
    </style:style>
    <style:style style:name="P7" style:family="paragraph">
      <loext:graphic-properties draw:fill="none"/>
      <style:paragraph-properties fo:text-align="center"/>
      <style:text-properties fo:font-size="23pt" fo:font-weight="bold"/>
    </style:style>
    <style:style style:name="P8" style:family="paragraph">
      <loext:graphic-properties draw:fill="none"/>
      <style:paragraph-properties fo:text-align="center"/>
      <style:text-properties fo:color="#ed1c24" fo:font-size="30pt" fo:font-weight="bold" style:font-size-asian="30pt" style:font-size-complex="30pt"/>
    </style:style>
    <style:style style:name="P9" style:family="paragraph">
      <loext:graphic-properties draw:fill="none"/>
      <style:paragraph-properties fo:text-align="center"/>
      <style:text-properties fo:color="#0066b3" fo:font-size="30pt" style:font-size-asian="30pt" style:font-size-complex="30pt"/>
    </style:style>
    <style:style style:name="P10" style:family="paragraph">
      <loext:graphic-properties draw:fill="none"/>
      <style:paragraph-properties fo:text-align="center"/>
      <style:text-properties fo:color="#ed1c24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  <style:text-properties fo:color="#0066b3"/>
    </style:style>
    <style:style style:name="T1" style:family="text">
      <style:text-properties fo:font-size="23pt" fo:font-weight="bold" style:font-size-asian="22pt" style:font-weight-asian="bold" style:font-size-complex="22pt" style:font-weight-complex="bold"/>
    </style:style>
    <style:style style:name="T2" style:family="text">
      <style:text-properties fo:font-size="23pt" fo:font-weight="bold" style:font-size-asian="22pt" style:font-size-complex="22pt"/>
    </style:style>
    <style:style style:name="T3" style:family="text">
      <style:text-properties fo:color="#ed1c24" fo:font-size="30pt" fo:font-weight="bold" style:font-size-asian="30pt" style:font-weight-asian="bold" style:font-size-complex="30pt" style:font-weight-complex="bold"/>
    </style:style>
    <style:style style:name="T4" style:family="text">
      <style:text-properties fo:color="#0066b3" fo:font-size="30pt" fo:font-weight="bold" style:font-size-asian="30pt" style:font-weight-asian="bold" style:font-size-complex="30pt" style:font-weight-complex="bold"/>
    </style:style>
    <style:style style:name="T5" style:family="text">
      <style:text-properties fo:color="#ed1c24" fo:font-weight="bold" style:font-weight-asian="bold" style:font-weight-complex="bold"/>
    </style:style>
    <style:style style:name="T6" style:family="text">
      <style:text-properties fo:color="#0066b3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3pt" fo:font-style="normal" fo:text-shadow="none" style:text-underline-style="none" fo:font-weight="bold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>
          <draw:custom-shape draw:style-name="gr1" draw:text-style-name="P2" xml:id="id1" draw:id="id1" draw:layer="layout" svg:width="9cm" svg:height="4cm" svg:x="1.978cm" svg:y="1.325cm">
            <text:p text:style-name="P1"><text:span text:style-name="T1">FT_SlabOptThick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onnector draw:style-name="gr2" draw:text-style-name="P3" draw:layer="layout" svg:x1="10.978cm" svg:y1="3.325cm" svg:x2="22.564cm" svg:y2="8.296cm" draw:start-shape="id1" draw:start-glue-point="1" draw:end-shape="id2" draw:end-glue-point="0" svg:d="M10978 3325h11586v4971" svg:viewBox="0 0 11587 4972">
            <text:p/>
          </draw:connector>
          <draw:custom-shape draw:style-name="gr3" draw:text-style-name="P4" xml:id="id2" draw:id="id2" draw:layer="layout" svg:width="11cm" svg:height="4cm" svg:x="17.064cm" svg:y="8.296cm">
            <text:p text:style-name="P1"><text:span text:style-name="T2">FT_StartThickConv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xml:id="id8" draw:id="id8" draw:layer="layout" svg:width="11cm" svg:height="3.99cm" svg:x="17.066cm" svg:y="36.737cm">
            <text:p text:style-name="P1"><text:span text:style-name="T2">FT_SurfaceEnerg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11" draw:id="id11" draw:layer="layout" svg:width="11cm" svg:height="3.99cm" svg:x="17.066cm" svg:y="42.886cm">
            <text:p text:style-name="P1"><text:span text:style-name="T2">FT_EndThickConv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xml:id="id3" draw:id="id3" draw:layer="layout" svg:width="11cm" svg:height="4cm" svg:x="17.064cm" svg:y="15.332cm">
            <text:p text:style-name="P1"><text:span text:style-name="T2">FT_GenerateSlab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svg:x1="22.564cm" svg:y1="12.296cm" svg:x2="22.564cm" svg:y2="15.332cm" draw:start-shape="id2" draw:start-glue-point="2" draw:end-shape="id3" draw:end-glue-point="0" svg:d="M22564 12296v3036" svg:viewBox="0 0 1 3037">
            <text:p/>
          </draw:connector>
          <draw:connector draw:style-name="gr2" draw:text-style-name="P3" draw:layer="layout" draw:type="line" svg:x1="22.564cm" svg:y1="19.332cm" svg:x2="8.764cm" svg:y2="22.701cm" draw:start-shape="id3" draw:start-glue-point="2" draw:end-shape="id4" draw:end-glue-point="0" svg:d="M22564 19332l-13800 3369" svg:viewBox="0 0 13801 3370">
            <text:p/>
          </draw:connector>
          <draw:connector draw:style-name="gr2" draw:text-style-name="P3" draw:layer="layout" draw:type="line" svg:x1="22.564cm" svg:y1="19.332cm" svg:x2="22.544cm" svg:y2="22.701cm" draw:start-shape="id3" draw:start-glue-point="2" draw:end-shape="id5" draw:end-glue-point="0" svg:d="M22564 19332l-20 3369" svg:viewBox="0 0 21 3370">
            <text:p/>
          </draw:connector>
          <draw:connector draw:style-name="gr2" draw:text-style-name="P3" draw:layer="layout" draw:type="line" svg:x1="22.564cm" svg:y1="19.332cm" svg:x2="38.523cm" svg:y2="22.701cm" draw:start-shape="id3" draw:start-glue-point="2" draw:end-shape="id6" draw:end-glue-point="0" svg:d="M22564 19332l15959 3369" svg:viewBox="0 0 15960 3370">
            <text:p/>
          </draw:connector>
          <draw:connector draw:style-name="gr2" draw:text-style-name="P3" draw:layer="layout" draw:type="line" svg:x1="8.764cm" svg:y1="32.901cm" svg:x2="22.566cm" svg:y2="36.737cm" draw:start-shape="id7" draw:start-glue-point="2" draw:end-shape="id8" draw:end-glue-point="0" svg:d="M8764 32901l13802 3836" svg:viewBox="0 0 13803 3837">
            <text:p/>
          </draw:connector>
          <draw:connector draw:style-name="gr2" draw:text-style-name="P3" draw:layer="layout" draw:type="line" svg:x1="22.544cm" svg:y1="32.901cm" svg:x2="22.566cm" svg:y2="36.737cm" draw:start-shape="id9" draw:start-glue-point="2" draw:end-shape="id8" draw:end-glue-point="0" svg:d="M22544 32901l22 3836" svg:viewBox="0 0 23 3837">
            <text:p/>
          </draw:connector>
          <draw:connector draw:style-name="gr2" draw:text-style-name="P3" draw:layer="layout" draw:type="line" svg:x1="38.523cm" svg:y1="32.901cm" svg:x2="22.566cm" svg:y2="36.737cm" draw:start-shape="id10" draw:start-glue-point="2" draw:end-shape="id8" draw:end-glue-point="0" svg:d="M38523 32901l-15957 3836" svg:viewBox="0 0 15958 3837">
            <text:p/>
          </draw:connector>
          <draw:connector draw:style-name="gr2" draw:text-style-name="P3" draw:layer="layout" draw:type="line" svg:x1="22.566cm" svg:y1="40.727cm" svg:x2="22.566cm" svg:y2="42.886cm" draw:start-shape="id8" draw:start-glue-point="2" draw:end-shape="id11" draw:end-glue-point="0" svg:d="M22566 40727v2159" svg:viewBox="0 0 1 2160">
            <text:p/>
          </draw:connector>
          <draw:custom-shape draw:style-name="gr3" draw:text-style-name="P4" xml:id="id4" draw:id="id4" draw:layer="layout" svg:width="11cm" svg:height="4cm" svg:x="3.264cm" svg:y="22.701cm">
            <text:p text:style-name="P1"><text:span text:style-name="T2">FT_RelaxStructure (bulk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xml:id="id5" draw:id="id5" draw:layer="layout" svg:width="11cm" svg:height="4cm" svg:x="17.044cm" svg:y="22.701cm">
            <text:p text:style-name="P1"><text:span text:style-name="T2">FT_RelaxStructure (slab-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xml:id="id6" draw:id="id6" draw:layer="layout" svg:width="11cm" svg:height="4cm" svg:x="33.023cm" svg:y="22.701cm">
            <text:p text:style-name="P1"><text:span text:style-name="T2">FT_RelaxStructure (slab-N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6" draw:layer="layout" svg:width="3.048cm" svg:height="1.27cm" svg:x="29.056cm" svg:y="27.125cm">
            <draw:text-box>
              <text:p text:style-name="P1"><text:span text:style-name="T1">…</text:span></text:p>
            </draw:text-box>
          </draw:frame>
          <draw:g>
            <draw:custom-shape draw:style-name="gr8" draw:text-style-name="P7" draw:layer="layout" svg:width="42.291cm" svg:height="40.197cm" svg:x="2.532cm" svg:y="7.2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" draw:text-style-name="P8" draw:layer="layout" svg:width="10.657cm" svg:height="2.912cm" svg:x="34.058cm" svg:y="7.547cm">
              <draw:text-box>
                <text:p text:style-name="P1"><text:span text:style-name="T3">SWF – converge slab thickness</text:span></text:p>
              </draw:text-box>
            </draw:frame>
          </draw:g>
          <draw:g>
            <draw:custom-shape draw:style-name="gr10" draw:text-style-name="P3" draw:layer="layout" svg:width="44.08cm" svg:height="26.989cm" svg:x="1.643cm" svg:y="14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9" draw:layer="layout" svg:width="10.265cm" svg:height="3.266cm" svg:x="35.428cm" svg:y="14.606cm">
              <draw:text-box>
                <text:p text:style-name="P1"><text:span text:style-name="T4">SWF – calculate surface energy</text:span></text:p>
              </draw:text-box>
            </draw:frame>
          </draw:g>
          <draw:frame draw:style-name="gr12" draw:text-style-name="P10" draw:layer="layout" svg:width="11.176cm" svg:height="1.673cm" svg:x="11.183cm" svg:y="2.183cm">
            <draw:text-box>
              <text:p text:style-name="P1"><text:span text:style-name="T5">SlabWF.conv_slabthick_surfene</text:span></text:p>
            </draw:text-box>
          </draw:frame>
          <draw:frame draw:style-name="gr13" draw:text-style-name="P11" draw:layer="layout" svg:width="10.59cm" svg:height="0.963cm" svg:x="21.836cm" svg:y="13.133cm">
            <draw:text-box>
              <text:p text:style-name="P1"><text:span text:style-name="T6">SurfEneWF.surface_energy</text:span></text:p>
            </draw:text-box>
          </draw:frame>
          <draw:connector draw:style-name="gr2" draw:text-style-name="P3" draw:layer="layout" draw:line-skew="19.571cm" svg:x1="28.066cm" svg:y1="44.881cm" svg:x2="28.064cm" svg:y2="10.296cm" draw:start-shape="id11" draw:start-glue-point="1" draw:end-shape="id2" draw:end-glue-point="1" svg:d="M28066 44881h20124v-34585h-20126" svg:viewBox="0 0 20127 34586">
            <text:p/>
          </draw:connector>
          <draw:custom-shape draw:style-name="gr6" draw:text-style-name="P5" xml:id="id10" draw:id="id10" draw:layer="layout" svg:width="11cm" svg:height="4cm" svg:x="33.023cm" svg:y="28.901cm">
            <text:p text:style-name="P1"><text:span text:style-name="T2">FT_MoveTagResul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xml:id="id9" draw:id="id9" draw:layer="layout" svg:width="11cm" svg:height="4cm" svg:x="17.044cm" svg:y="28.901cm">
            <text:p text:style-name="P1"><text:span text:style-name="T7">FT_MoveTagResul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xml:id="id7" draw:id="id7" draw:layer="layout" svg:width="11cm" svg:height="4cm" svg:x="3.264cm" svg:y="28.901cm">
            <text:p text:style-name="P1"><text:span text:style-name="T7">FT_MoveTagResul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8.764cm" svg:y1="26.701cm" svg:x2="8.764cm" svg:y2="28.901cm" draw:start-shape="id4" draw:start-glue-point="2" draw:end-shape="id7" draw:end-glue-point="0" svg:d="M8764 26701v2200" svg:viewBox="0 0 1 2201">
            <text:p/>
          </draw:connector>
          <draw:connector draw:style-name="gr2" draw:text-style-name="P3" draw:layer="layout" draw:type="line" svg:x1="22.544cm" svg:y1="26.701cm" svg:x2="22.544cm" svg:y2="28.901cm" draw:start-shape="id5" draw:start-glue-point="2" draw:end-shape="id9" draw:end-glue-point="0" svg:d="M22544 26701v2200" svg:viewBox="0 0 1 2201">
            <text:p/>
          </draw:connector>
          <draw:connector draw:style-name="gr2" draw:text-style-name="P3" draw:layer="layout" draw:type="line" svg:x1="38.523cm" svg:y1="26.701cm" svg:x2="38.523cm" svg:y2="28.901cm" draw:start-shape="id6" draw:start-glue-point="2" draw:end-shape="id10" svg:d="M38523 26701v2200" svg:viewBox="0 0 1 2201">
            <text:p/>
          </draw:connector>
          <draw:custom-shape draw:style-name="gr14" draw:text-style-name="P3" draw:layer="layout" svg:width="11.811cm" svg:height="11.049cm" svg:x="2.851cm" svg:y="22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11.811cm" svg:height="11.049cm" svg:x="16.651cm" svg:y="22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11.811cm" svg:height="11.049cm" svg:x="32.651cm" svg:y="22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3T17:22:07.578748340</meta:creation-date>
    <dc:date>2021-02-23T15:39:54.686140144</dc:date>
    <meta:editing-duration>PT4H26M36S</meta:editing-duration>
    <meta:editing-cycles>65</meta:editing-cycles>
    <meta:generator>LibreOffice/6.0.7.3$Linux_X86_64 LibreOffice_project/00m0$Build-3</meta:generator>
    <meta:document-statistic meta:object-count="37"/>
  </office:meta>
</office:document-meta>
</file>